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1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6" style:family="table-cell" style:parent-style-name="Default">
      <style:table-cell-properties fo:background-color="#ffffff" fo:border="0.99pt dotted #00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MI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(Interviewer role) must have at least one </text:span><text:span text:style-name="T3">InterviewerSkill</text:span></text:p>
            <text:p/>
            <text:p>2. Tag them to Job role</text:p>
            <text:p/>
            <text:p>3. DB table name <text:span text:style-name="T4">(interview_nominees_status_for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4">
            <text:p>Interviewer</text:p>
          </table:table-cell>
          <table:table-cell table:style-name="ce10" office:value-type="string" calcext:value-type="string">
            <text:p>Pending</text:p>
          </table:table-cell>
          <table:table-cell table:style-name="ce14" office:value-type="string" calcext:value-type="string">
            <text:p>No moment afterwards 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Confrim – 1</text:p>
          </table:table-cell>
          <table:table-cell table:style-name="ce14" office:value-type="string" calcext:value-type="string">
            <text:p>Accepted and waiting for Event manager decisio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Decline – 0</text:p>
          </table:table-cell>
          <table:table-cell table:style-name="ce14" office:value-type="string" calcext:value-type="string">
            <text:p>Refused to participate</text:p>
          </table:table-cell>
          <table:table-cell table:number-columns-repeated="1021"/>
        </table:table-row>
        <table:table-row table:style-name="ro4">
          <table:covered-table-cell table:style-name="ce5"/>
          <table:table-cell table:style-name="ce10" office:value-type="string" calcext:value-type="string">
            <text:p>Withdrawn – 2</text:p>
          </table:table-cell>
          <table:table-cell table:style-name="ce14" office:value-type="string" calcext:value-type="string">
            <text:p> After some time withdraw his/her Confrimation request</text:p>
            <text:p/>
            <text:p>There are few conditions for withdrawn process</text:p>
            <text:p>1. Before manager decision</text:p>
            <text:p>2. After manager decision</text:p>
            <text:p>3. After sync interviewers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1" table:number-rows-spanned="2">
            <text:p>EventManager</text:p>
          </table:table-cell>
          <table:table-cell table:style-name="ce10" office:value-type="string" calcext:value-type="string">
            <text:p>Approve – 1</text:p>
          </table:table-cell>
          <table:table-cell table:style-name="ce10" office:value-type="string" calcext:value-type="string">
            <text:p>Interviewer accepted and event manager approved to participate into event</text:p>
          </table:table-cell>
          <table:table-cell table:number-columns-repeated="1021"/>
        </table:table-row>
        <table:table-row table:style-name="ro5">
          <table:covered-table-cell table:style-name="ce7"/>
          <table:table-cell table:style-name="ce10" office:value-type="string" calcext:value-type="string">
            <text:p>Rejected – 0</text:p>
          </table:table-cell>
          <table:table-cell table:style-name="ce15" office:value-type="string" calcext:value-type="string">
            <text:p>Interviewer accepted and event manager rejected the nomination </text:p>
            <text:p/>
            <text:p><text:span text:style-name="T4">(Reason:: Eithere required nomination are filled or interviewe not availabel on required dates)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 table:number-columns-spanned="2" table:number-rows-spanned="1">
            <text:p>Scenarios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Send mail to Interviewers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Pending request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Confrim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ecline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Confrim and 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Rejected by Event manager</text:p>
          </table:table-cell>
          <table:covered-table-cell/>
          <table:table-cell table:number-columns-repeated="102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 table:number-columns-spanned="2" table:number-rows-spanned="1">
            <text:p>Confrim by interviewer --&gt; Rejected by Event manager</text:p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</text:p>
            <text:p/>
            <text:p> <text:span text:style-name="T4">( Check whether approved interviewers are tagged to event? )</text:span></text:p>
            <text:p><text:span text:style-name="T4"/></text:p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 --&gt; Withdarwn by interviewer</text:p>
            <text:p/>
            <text:p> <text:span text:style-name="T4">( Check tagged interviewers should not be untagged )</text:span></text:p>
            <text:p><text:span text:style-name="T4"/></text:p>
          </table:table-cell>
          <table:covered-table-cell table:style-name="ce1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 style:data-style-name="N2" text:time-value="13:59:03.60841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17T14:22:35.603543630</dc:date>
    <meta:editing-duration>PT22H7M35S</meta:editing-duration>
    <meta:editing-cycles>98</meta:editing-cycles>
    <meta:generator>LibreOffice/5.1.6.2$Linux_X86_64 LibreOffice_project/10m0$Build-2</meta:generator>
    <meta:document-statistic meta:table-count="1" meta:cell-count="42" meta:object-count="0"/>
  </office:meta>
</office:document-meta>
</file>